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1">01/03/2026</text:date>, <text:time>12:4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01T12:44:36.38</dc:date>
    <meta:editing-duration>PT6H21M11S</meta:editing-duration>
    <meta:editing-cycles>117</meta:editing-cycles>
    <meta:generator>OpenOffice/4.1.15$Win32 OpenOffice.org_project/4115m2$Build-9813</meta:generator>
    <meta:document-statistic meta:table-count="2" meta:cell-count="2987" meta:object-count="0"/>
  </office:meta>
</office:document-meta>
</file>